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1000001520CBED28056BF1FB5.png" manifest:media-type="image/png"/>
  <manifest:file-entry manifest:full-path="Pictures/100000000000041A00000208CC3AC86E02FB3CEA.png" manifest:media-type="image/png"/>
  <manifest:file-entry manifest:full-path="Pictures/1000000000000211000001C1EED09DB3AA9FB00B.png" manifest:media-type="image/png"/>
  <manifest:file-entry manifest:full-path="Pictures/100000000000033A000001A33695FC87C221B6D8.png" manifest:media-type="image/png"/>
  <manifest:file-entry manifest:full-path="Pictures/100000000000026A00000250FAC7776DCC3AD324.png" manifest:media-type="image/png"/>
  <manifest:file-entry manifest:full-path="Pictures/10000000000001CE000000CED434AA644C40E5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301cm" svg:y="6.5cm" presentation:class="title" presentation:user-transformed="true">
          <draw:text-box>
            <text:p>Линейная регрессия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2" draw:text-style-name="P2" draw:layer="layout" svg:width="26.19cm" svg:height="10.426cm" draw:transform="skewX (-0.000174532925199433) rotate (-0.00104719755119678) translate (1.009cm 3cm)">
          <draw:image xlink:href="Pictures/1000000000000351000001520CBED28056BF1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2" draw:text-style-name="P2" draw:layer="layout" svg:width="13.995cm" svg:height="11.879cm" svg:x="7.032cm" svg:y="1.942cm">
          <draw:image xlink:href="Pictures/1000000000000211000001C1EED09DB3AA9FB0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2" draw:text-style-name="P2" draw:layer="layout" svg:width="21.854cm" svg:height="11.085cm" svg:x="3.103cm" svg:y="1.915cm">
          <draw:image xlink:href="Pictures/100000000000033A000001A33695FC87C221B6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2" draw:text-style-name="P2" draw:layer="layout" svg:width="12.223cm" svg:height="5.449cm" svg:x="15cm" svg:y="5cm">
          <draw:image xlink:href="Pictures/10000000000001CE000000CED434AA644C40E5E6.png" xlink:type="simple" xlink:show="embed" xlink:actuate="onLoad" draw:mime-type="image/png">
            <text:p/>
          </draw:image>
        </draw:frame>
        <draw:frame draw:style-name="gr2" draw:text-style-name="P2" draw:layer="layout" svg:width="12.749cm" svg:height="12.213cm" svg:x="1.751cm" svg:y="1.5cm">
          <draw:image xlink:href="Pictures/100000000000026A00000250FAC7776DCC3AD3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2" draw:text-style-name="P2" draw:layer="layout" svg:width="23.5cm" svg:height="11.637cm" svg:x="2.5cm" svg:y="1.863cm">
          <draw:image xlink:href="Pictures/100000000000041A00000208CC3AC86E02FB3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18T21:45:49.297000000</dc:date>
    <meta:editing-duration>P1DT2H19S</meta:editing-duration>
    <meta:editing-cycles>1</meta:editing-cycles>
    <meta:document-statistic meta:object-count="40"/>
    <meta:generator>LibreOffice/7.4.2.3$Windows_X86_64 LibreOffice_project/382eef1f22670f7f4118c8c2dd222ec7ad009daf</meta:generator>
  </office:meta>
</office:document-meta>
</file>